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ゴシック1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313cm"/>
    </style:style>
    <style:style style:name="gr6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636cm" fo:min-width="6.67cm" draw:shadow="visible"/>
    </style:style>
    <style:style style:name="gr7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636cm" fo:min-width="7.305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1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4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2.0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0.75cm" fo:min-width="1.5cm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0.75cm" fo:min-width="1.5cm" style:protect="size"/>
    </style:style>
    <style:style style:name="gr1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873cm"/>
    </style:style>
    <style:style style:name="P1" style:family="paragraph">
      <loext:graphic-properties draw:fill="none"/>
      <style:paragraph-properties fo:text-align="center"/>
      <style:text-properties style:font-name="ＭＳ ゴシック1" fo:font-size="9pt" style:font-size-asian="9pt" style:font-size-complex="18pt"/>
    </style:style>
    <style:style style:name="P2" style:family="paragraph">
      <loext:graphic-properties draw:fill="none" draw:fill-color="#ffffff"/>
      <style:text-properties style:font-name="ＭＳ ゴシック" fo:font-size="10pt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style:font-name="ＭＳ ゴシック" fo:font-size="10pt" style:font-size-asian="10pt" style:font-size-complex="10pt"/>
    </style:style>
    <style:style style:name="P4" style:family="paragraph">
      <loext:graphic-properties draw:fill="solid" draw:fill-color="#dddddd"/>
      <style:text-properties style:font-name="ＭＳ ゴシック" fo:font-size="18pt" style:font-name-asian="ＭＳ ゴシック1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ＭＳ ゴシック" fo:font-size="8pt" style:font-size-asian="8pt" style:font-size-complex="8pt"/>
    </style:style>
    <style:style style:name="P7" style:family="paragraph">
      <loext:graphic-properties draw:fill-color="#99fff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ＭＳ ゴシック" fo:font-size="8pt" style:font-size-asian="8pt" style:font-size-complex="8pt"/>
    </style:style>
    <style:style style:name="T1" style:family="text">
      <style:text-properties style:font-name="ＭＳ ゴシック" fo:font-size="10pt" style:font-size-asian="10pt" style:font-size-complex="10pt"/>
    </style:style>
    <style:style style:name="T2" style:family="text">
      <style:text-properties style:font-name="ＭＳ ゴシック" fo:font-size="10pt" style:font-name-asian="ＭＳ ゴシック1" style:font-size-asian="10pt" style:font-size-complex="10pt"/>
    </style:style>
    <style:style style:name="T3" style:family="text">
      <style:text-properties style:font-name="ＭＳ ゴシック" fo:font-size="18pt" style:font-name-asian="ＭＳ ゴシック1" style:font-size-asian="18pt" style:font-size-complex="18pt"/>
    </style:style>
    <style:style style:name="T4" style:family="text">
      <style:text-properties style:font-name="ＭＳ ゴシック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2cm" svg:y1="2.6cm" svg:x2="12.4cm" svg:y2="4cm">
          <text:p/>
        </draw:line>
        <draw:frame draw:style-name="gr2" draw:text-style-name="P2" draw:layer="layout" svg:width="2.808cm" svg:height="0.955cm" draw:transform="rotate (-1.30899693899575) translate (12.475cm 1.799cm)">
          <draw:text-box>
            <text:p><text:span text:style-name="T1">iteration=3</text:span></text:p>
          </draw:text-box>
        </draw:frame>
        <draw:line draw:style-name="gr3" draw:text-style-name="P3" draw:layer="layout" svg:x1="1.257cm" svg:y1="4.511cm" svg:x2="11.457cm" svg:y2="4.511cm">
          <text:p/>
        </draw:line>
        <draw:frame draw:style-name="gr4" draw:text-style-name="P2" draw:layer="layout" svg:width="2.458cm" svg:height="0.603cm" svg:x="5.4cm" svg:y="4cm">
          <draw:text-box>
            <text:p><text:span text:style-name="T2">FrameSIZE</text:span><text:span text:style-name="T1">=4</text:span></text:p>
          </draw:text-box>
        </draw:frame>
        <draw:line draw:style-name="gr3" draw:text-style-name="P3" draw:layer="layout" svg:x1="1.2cm" svg:y1="2cm" svg:x2="3.2cm" svg:y2="2cm">
          <text:p/>
        </draw:line>
        <draw:frame draw:style-name="gr5" draw:text-style-name="P2" draw:layer="layout" svg:width="2.813cm" svg:height="0.603cm" svg:x="1cm" svg:y="1.2cm">
          <draw:text-box>
            <text:p><text:span text:style-name="T1">blocksize=256</text:span></text:p>
          </draw:text-box>
        </draw:frame>
        <draw:frame draw:style-name="gr6" draw:text-style-name="P4" draw:layer="layout" svg:width="7.17cm" svg:height="0.886cm" svg:x="2.8cm" svg:y="0.114cm">
          <draw:text-box>
            <text:p><text:span text:style-name="T3">“</text:span><text:span text:style-name="T3">startad 256,3,4,0”</text:span></text:p>
          </draw:text-box>
        </draw:frame>
        <draw:frame draw:style-name="gr7" draw:text-style-name="P4" draw:layer="layout" svg:width="7.805cm" svg:height="0.886cm" svg:x="2.995cm" svg:y="5.8cm">
          <draw:text-box>
            <text:p><text:span text:style-name="T3">“</text:span><text:span text:style-name="T3">readmemoryb 512,256”</text:span></text:p>
          </draw:text-box>
        </draw:frame>
        <draw:line draw:style-name="gr3" draw:text-style-name="P5" draw:layer="layout" svg:x1="6.9cm" svg:y1="7.9cm" svg:x2="8.9cm" svg:y2="7.9cm">
          <text:p/>
        </draw:line>
        <draw:frame draw:style-name="gr8" draw:text-style-name="P6" draw:layer="layout" svg:width="0.646cm" svg:height="0.535cm" draw:transform="rotate (1.5707963267949) translate (2.765cm 8.746cm)">
          <draw:text-box>
            <text:p><text:span text:style-name="T4">0</text:span></text:p>
          </draw:text-box>
        </draw:frame>
        <draw:frame draw:style-name="gr9" draw:text-style-name="P6" draw:layer="layout" svg:width="0.934cm" svg:height="0.535cm" draw:transform="rotate (1.5707963267949) translate (4.8cm 8.834cm)">
          <draw:text-box>
            <text:p><text:span text:style-name="T4">256</text:span></text:p>
          </draw:text-box>
        </draw:frame>
        <draw:frame draw:style-name="gr9" draw:text-style-name="P6" draw:layer="layout" svg:width="0.934cm" svg:height="0.535cm" draw:transform="rotate (1.5707963267949) translate (6.8cm 8.834cm)">
          <draw:text-box>
            <text:p><text:span text:style-name="T4">512</text:span></text:p>
          </draw:text-box>
        </draw:frame>
        <draw:frame draw:style-name="gr10" draw:text-style-name="P6" draw:layer="layout" svg:width="1.078cm" svg:height="0.535cm" draw:transform="rotate (1.5707963267949) translate (10.465cm 8.9cm)">
          <draw:text-box>
            <text:p><text:span text:style-name="T4">1023</text:span></text:p>
          </draw:text-box>
        </draw:frame>
        <draw:frame draw:style-name="gr9" draw:text-style-name="P6" draw:layer="layout" svg:width="0.934cm" svg:height="0.535cm" draw:transform="rotate (1.5707963267949) translate (8.8cm 8.834cm)">
          <draw:text-box>
            <text:p><text:span text:style-name="T4">768</text:span></text:p>
          </draw:text-box>
        </draw:frame>
        <draw:frame draw:style-name="gr11" draw:text-style-name="P6" draw:layer="layout" svg:width="2.517cm" svg:height="0.535cm" draw:transform="rotate (1.5707963267949) translate (2.37cm 9.729cm)">
          <draw:text-box>
            <text:p><text:span text:style-name="T4">Memory address</text:span></text:p>
          </draw:text-box>
        </draw:frame>
        <draw:frame draw:style-name="gr12" draw:text-style-name="P2" draw:layer="layout" svg:width="0.68cm" svg:height="0.603cm" svg:x="1.8cm" svg:y="2.1cm">
          <draw:text-box>
            <text:p><text:span text:style-name="T1">A</text:span></text:p>
          </draw:text-box>
        </draw:frame>
        <draw:g>
          <draw:custom-shape draw:style-name="gr13" draw:text-style-name="P7" draw:layer="layout" svg:width="2cm" svg:height="1cm" svg:x="4.2cm" svg:y="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cm" svg:height="1cm" svg:x="6.8cm" svg:y="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cm" svg:height="1cm" svg:x="9.4cm" svg:y="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2cm" svg:height="1cm" svg:x="1.6cm" svg:y="3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199cm" svg:x="4.2cm" svg:y="3.5cm" svg:viewBox="0 0 2000 200" svg:d="M0 200c200 0 400-200 400-200h200l200 200h400 800">
            <text:p/>
          </draw:path>
          <draw:path draw:style-name="gr15" draw:text-style-name="P8" draw:layer="layout" svg:width="1.999cm" svg:height="0.399cm" svg:x="6.8cm" svg:y="3.3cm" svg:viewBox="0 0 2000 400" svg:d="M0 400c200 0 400-400 400-400h200l200 400h400 800">
            <text:p/>
          </draw:path>
          <draw:path draw:style-name="gr15" draw:text-style-name="P8" draw:layer="layout" svg:width="1.999cm" svg:height="0.099cm" svg:x="1.6cm" svg:y="3.6cm" svg:viewBox="0 0 2000 100" svg:d="M0 100c200 0 400-100 400-100h200l200 100h400 800">
            <text:p/>
          </draw:path>
          <draw:path draw:style-name="gr15" draw:text-style-name="P8" draw:layer="layout" svg:width="1.999cm" svg:height="0.599cm" svg:x="9.4cm" svg:y="3.1cm" svg:viewBox="0 0 2000 600" svg:d="M0 600c200 0 400-600 400-600h200l200 600h400 800">
            <text:p/>
          </draw:path>
        </draw:g>
        <draw:g>
          <draw:custom-shape draw:style-name="gr13" draw:text-style-name="P7" draw:layer="layout" svg:width="2cm" svg:height="1cm" svg:x="4cm" svg:y="2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cm" svg:height="1cm" svg:x="6.6cm" svg:y="2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cm" svg:height="1cm" svg:x="9.2cm" svg:y="2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2cm" svg:height="1cm" svg:x="1.4cm" svg:y="2.8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199cm" svg:x="4cm" svg:y="3.3cm" svg:viewBox="0 0 2000 200" svg:d="M0 200c200 0 400-200 400-200h200l200 200h400 800">
            <text:p/>
          </draw:path>
          <draw:path draw:style-name="gr15" draw:text-style-name="P8" draw:layer="layout" svg:width="1.999cm" svg:height="0.399cm" svg:x="6.6cm" svg:y="3.1cm" svg:viewBox="0 0 2000 400" svg:d="M0 400c200 0 400-400 400-400h200l200 400h400 800">
            <text:p/>
          </draw:path>
          <draw:path draw:style-name="gr15" draw:text-style-name="P8" draw:layer="layout" svg:width="1.999cm" svg:height="0.099cm" svg:x="1.4cm" svg:y="3.4cm" svg:viewBox="0 0 2000 100" svg:d="M0 100c200 0 400-100 400-100h200l200 100h400 800">
            <text:p/>
          </draw:path>
          <draw:path draw:style-name="gr15" draw:text-style-name="P8" draw:layer="layout" svg:width="1.999cm" svg:height="0.599cm" svg:x="9.2cm" svg:y="2.9cm" svg:viewBox="0 0 2000 600" svg:d="M0 600c200 0 400-600 400-600h200l200 600h400 800">
            <text:p/>
          </draw:path>
        </draw:g>
        <draw:g>
          <draw:custom-shape draw:style-name="gr13" draw:text-style-name="P7" draw:layer="layout" svg:width="2cm" svg:height="1cm" svg:x="3.8cm" svg:y="2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cm" svg:height="1cm" svg:x="6.4cm" svg:y="2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2cm" svg:height="1cm" svg:x="9cm" svg:y="2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2cm" svg:height="1cm" svg:x="1.2cm" svg:y="2.6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199cm" svg:x="3.8cm" svg:y="3.1cm" svg:viewBox="0 0 2000 200" svg:d="M0 200c200 0 400-200 400-200h200l200 200h400 800">
            <text:p/>
          </draw:path>
          <draw:path draw:style-name="gr15" draw:text-style-name="P8" draw:layer="layout" svg:width="1.999cm" svg:height="0.399cm" svg:x="6.4cm" svg:y="2.9cm" svg:viewBox="0 0 2000 400" svg:d="M0 400c200 0 400-400 400-400h200l200 400h400 800">
            <text:p/>
          </draw:path>
          <draw:path draw:style-name="gr15" draw:text-style-name="P8" draw:layer="layout" svg:width="1.999cm" svg:height="0.099cm" svg:x="1.2cm" svg:y="3.2cm" svg:viewBox="0 0 2000 100" svg:d="M0 100c200 0 400-100 400-100h200l200 100h400 800">
            <text:p/>
          </draw:path>
          <draw:path draw:style-name="gr15" draw:text-style-name="P8" draw:layer="layout" svg:width="1.999cm" svg:height="0.599cm" svg:x="9cm" svg:y="2.7cm" svg:viewBox="0 0 2000 600" svg:d="M0 600c200 0 400-600 400-600h200l200 600h400 800">
            <text:p/>
          </draw:path>
        </draw:g>
        <draw:frame draw:style-name="gr12" draw:text-style-name="P2" draw:layer="layout" svg:width="0.68cm" svg:height="0.603cm" svg:x="1.8cm" svg:y="2.101cm">
          <draw:text-box>
            <text:p><text:span text:style-name="T1">A</text:span></text:p>
          </draw:text-box>
        </draw:frame>
        <draw:frame draw:style-name="gr12" draw:text-style-name="P2" draw:layer="layout" svg:width="0.68cm" svg:height="0.603cm" svg:x="4.4cm" svg:y="2.097cm">
          <draw:text-box>
            <text:p><text:span text:style-name="T1">B</text:span></text:p>
          </draw:text-box>
        </draw:frame>
        <draw:frame draw:style-name="gr12" draw:text-style-name="P2" draw:layer="layout" svg:width="0.68cm" svg:height="0.603cm" svg:x="7.12cm" svg:y="2.1cm">
          <draw:text-box>
            <text:p><text:span text:style-name="T1">C</text:span></text:p>
          </draw:text-box>
        </draw:frame>
        <draw:frame draw:style-name="gr12" draw:text-style-name="P2" draw:layer="layout" svg:width="0.68cm" svg:height="0.603cm" svg:x="9.52cm" svg:y="2.097cm">
          <draw:text-box>
            <text:p><text:span text:style-name="T1">D</text:span></text:p>
          </draw:text-box>
        </draw:frame>
        <draw:g>
          <draw:custom-shape draw:style-name="gr13" draw:text-style-name="P7" draw:layer="layout" svg:width="2cm" svg:height="1cm" svg:x="4.9cm" svg:y="8.7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199cm" svg:x="4.9cm" svg:y="9.2cm" svg:viewBox="0 0 2000 200" svg:d="M0 200c200 0 400-200 400-200h200l200 200h400 800">
            <text:p/>
          </draw:path>
        </draw:g>
        <draw:g>
          <draw:custom-shape draw:style-name="gr13" draw:text-style-name="P7" draw:layer="layout" svg:width="2cm" svg:height="1cm" svg:x="6.9cm" svg:y="8.7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399cm" svg:x="6.9cm" svg:y="9cm" svg:viewBox="0 0 2000 400" svg:d="M0 400c200 0 400-400 400-400h200l200 400h400 800">
            <text:p/>
          </draw:path>
        </draw:g>
        <draw:g>
          <draw:custom-shape draw:style-name="gr14" draw:text-style-name="P7" draw:layer="layout" svg:width="2cm" svg:height="1cm" svg:x="2.9cm" svg:y="8.7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099cm" svg:x="2.9cm" svg:y="9.3cm" svg:viewBox="0 0 2000 100" svg:d="M0 100c200 0 400-100 400-100h200l200 100h400 800">
            <text:p/>
          </draw:path>
        </draw:g>
        <draw:g>
          <draw:custom-shape draw:style-name="gr13" draw:text-style-name="P7" draw:layer="layout" svg:width="2cm" svg:height="1cm" svg:x="8.9cm" svg:y="8.7cm">
            <text:p/>
            <draw:enhanced-geometry svg:viewBox="0 0 21600 21600" draw:type="rectangle" draw:enhanced-path="M 0 0 L 21600 0 21600 21600 0 21600 0 0 Z N"/>
          </draw:custom-shape>
          <draw:path draw:style-name="gr15" draw:text-style-name="P8" draw:layer="layout" svg:width="1.999cm" svg:height="0.599cm" svg:x="8.9cm" svg:y="8.8cm" svg:viewBox="0 0 2000 600" svg:d="M0 600c200 0 400-600 400-600h200l200 600h400 800">
            <text:p/>
          </draw:path>
        </draw:g>
        <draw:frame draw:style-name="gr16" draw:text-style-name="P6" draw:layer="layout" svg:width="2.373cm" svg:height="0.535cm" svg:x="6.727cm" svg:y="7.2cm">
          <draw:text-box>
            <text:p><text:span text:style-name="T4">Response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ゴシック1" svg:font-family="'ＭＳ ゴシック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7T10:26:03.056000000</dc:date>
    <meta:editing-duration>PT38S</meta:editing-duration>
    <meta:editing-cycles>1</meta:editing-cycles>
    <meta:document-statistic meta:object-count="60"/>
    <meta:generator>LibreOffice/6.0.4.2$Windows_X86_64 LibreOffice_project/9b0d9b32d5dcda91d2f1a96dc04c645c450872bf</meta:generator>
  </office:meta>
</office:document-meta>
</file>